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1" svg:font-family="'Arial Unicode MS'" style:font-family-generic="swiss"/>
    <style:font-face style:name="Courier New1" svg:font-family="'Courier New'" style:font-family-generic="modern" style:font-pitch="fixed"/>
    <style:font-face style:name="Lucida Grande" svg:font-family="'Lucida Grande'" style:font-pitch="variable"/>
    <style:font-face style:name="OpenSymbol" svg:font-family="OpenSymbo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left="0cm" fo:margin-right="0.635cm" fo:line-height="115%" fo:text-align="center" style:justify-single-word="false" fo:text-indent="0cm" style:auto-text-indent="false"/>
      <style:text-properties fo:color="#4f81bd" style:font-name="Calibri" fo:language="es" fo:country="ES" style:font-name-complex="Calibri"/>
    </style:style>
    <style:style style:name="P2" style:family="paragraph" style:parent-style-name="Header">
      <style:paragraph-properties fo:line-height="115%" fo:text-align="center" style:justify-single-word="false"/>
      <style:text-properties style:font-name="Cambria" style:font-name-complex="Cambria"/>
    </style:style>
    <style:style style:name="P3" style:family="paragraph" style:parent-style-name="Standard_20__28_user_29_">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s" fo:country="ES" style:language-asian="zxx" style:country-asian="none" style:font-name-complex="Helvetica"/>
    </style:style>
    <style:style style:name="P4" style:family="paragraph" style:parent-style-name="Standard_20__28_user_29_">
      <style:text-properties fo:language="es" fo:country="ES"/>
    </style:style>
    <style:style style:name="P5" style:family="paragraph" style:parent-style-name="Standard_20__28_user_29_">
      <style:text-properties fo:language="es" fo:country="ES" style:language-asian="es" style:country-asian="ES"/>
    </style:style>
    <style:style style:name="P6" style:family="paragraph" style:parent-style-name="Standard_20__28_user_29_">
      <style:paragraph-properties>
        <style:tab-stops>
          <style:tab-stop style:position="9.783cm"/>
        </style:tab-stops>
      </style:paragraph-properties>
      <style:text-properties fo:language="es" fo:country="ES"/>
    </style:style>
    <style:style style:name="P7" style:family="paragraph" style:parent-style-name="Standard_20__28_user_29_">
      <style:text-properties style:font-name="Calibri" fo:language="es" fo:country="ES" style:language-asian="es" style:country-asian="ES"/>
    </style:style>
    <style:style style:name="P8" style:family="paragraph" style:parent-style-name="Standard_20__28_user_29_" style:master-page-name="Standard">
      <style:paragraph-properties style:page-number="auto"/>
    </style:style>
    <style:style style:name="P9" style:family="paragraph" style:parent-style-name="Standard_20__28_user_29_">
      <style:text-properties fo:language="es" fo:country="ES" style:font-name-complex="Arial" style:font-size-complex="10pt"/>
    </style:style>
    <style:style style:name="P10" style:family="paragraph" style:parent-style-name="Standard_20__28_user_29_">
      <style:paragraph-properties fo:margin-top="0cm" fo:margin-bottom="0.199cm"/>
    </style:style>
    <style:style style:name="P11" style:family="paragraph" style:parent-style-name="Standard_20__28_user_29_" style:list-style-name="L1">
      <style:paragraph-properties fo:margin-top="0cm" fo:margin-bottom="0.199cm"/>
    </style:style>
    <style:style style:name="P12" style:family="paragraph" style:parent-style-name="Standard_20__28_user_29_">
      <style:paragraph-properties fo:margin-left="0cm" fo:margin-right="0cm" fo:margin-top="0cm" fo:margin-bottom="0.199cm" fo:text-indent="0.499cm" style:auto-text-indent="false"/>
      <style:text-properties style:font-name="Calibri" fo:language="es" fo:country="ES" style:language-asian="es" style:country-asian="ES"/>
    </style:style>
    <style:style style:name="P13" style:family="paragraph" style:parent-style-name="Heading_20_1">
      <style:text-properties fo:language="es" fo:country="ES"/>
    </style:style>
    <style:style style:name="P14" style:family="paragraph" style:parent-style-name="Heading_20_2">
      <style:paragraph-properties fo:margin-top="0.423cm" fo:margin-bottom="0.494cm"/>
    </style:style>
    <style:style style:name="P15" style:family="paragraph" style:parent-style-name="Standard" style:list-style-name="WW8Num7">
      <style:paragraph-properties fo:margin-left="1.482cm" fo:margin-right="0.423cm" style:line-height-at-least="0.519cm" fo:text-indent="-0.635cm" style:auto-text-indent="false" fo:background-color="#ffffff">
        <style:background-image/>
      </style:paragraph-properties>
      <style:text-properties fo:font-size="10pt" fo:language="ru" fo:country="RU" style:font-name-asian="Times New Roman" style:font-size-asian="10pt" style:font-name-complex="Times New Roman" style:language-complex="ar" style:country-complex="SA"/>
    </style:style>
    <style:style style:name="P16" style:family="paragraph" style:parent-style-name="Standard" style:list-style-name="WW8Num7">
      <style:paragraph-properties fo:margin-left="1.482cm" fo:margin-right="0.423cm" style:line-height-at-least="0.519cm" fo:text-indent="-0.635cm" style:auto-text-indent="false" fo:background-color="#ffffff">
        <style:background-image/>
      </style:paragraph-properties>
    </style:style>
    <style:style style:name="T1" style:family="text">
      <style:text-properties fo:language="es" fo:country="ES"/>
    </style:style>
    <style:style style:name="T2" style:family="text">
      <style:text-properties fo:language="es" fo:country="ES" style:font-name-complex="Arial" style:font-size-complex="10pt"/>
    </style:style>
    <style:style style:name="T3" style:family="text">
      <style:text-properties fo:font-style="italic" style:font-style-asian="italic"/>
    </style:style>
    <style:style style:name="T4" style:family="text">
      <style:text-properties fo:font-size="10pt" style:font-name-asian="Times New Roman" style:font-size-asian="10pt" style:font-name-complex="Times New Roman" style:language-complex="ar" style:country-complex="SA"/>
    </style:style>
    <style:style style:name="T5" style:family="text">
      <style:text-properties fo:font-size="10pt" fo:language="ru" fo:country="RU" style:font-name-asian="Times New Roman" style:font-size-asian="10pt" style:font-name-complex="Times New Roman" style:language-complex="ar" style:country-complex="SA"/>
    </style:style>
    <style:style style:name="T6" style:family="text">
      <style:text-properties style:font-name-complex="Arial" style:font-size-complex="10pt"/>
    </style:style>
    <style:style style:name="T7" style:family="text">
      <style:text-properties style:font-name="Calibri" fo:language="es" fo:country="ES" style:language-asian="es" style:country-asian="ES"/>
    </style:style>
    <style:style style:name="T8" style:family="text"/>
    <style:style style:name="fr1" style:family="graphic" style:parent-style-name="Frame">
      <style:graphic-properties fo:margin-left="0.319cm" fo:margin-right="0cm" style:wrap="parallel" style:number-wrapped-paragraphs="no-limit" style:vertical-pos="from-top" style:vertical-rel="paragraph" style:horizontal-pos="right" style:horizontal-rel="page-content"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parallel" style:number-wrapped-paragraphs="no-limit" style:vertical-pos="from-top" style:vertical-rel="paragraph" style:horizontal-pos="from-left" style:horizontal-rel="page-content" fo:background-color="#ffffff" style:background-transparency="100%" fo:padding="0.026cm" fo:border="non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h text:style-name="Heading_20_1" text:outline-level="1">Datos identificativos del proyecto</text:h>
      <text:h text:style-name="P14" text:outline-level="2">Nombre y apellidos del alumno o alumna</text:h>
      <text:h text:style-name="Heading_20_2" text:outline-level="2">Breve descripción del proyecto</text:h>
      <text:p text:style-name="Standard_20__28_user_29_">(Tiene como finalidad recordar al tutor o tutora las referencias básicas del proyecto: idea de negocio, nombre de la empresa ...)</text:p>
      <text:h text:style-name="Heading_20_1" text:outline-level="1">Caracterización general del sector de actividad</text:h>
      <text:p text:style-name="P3"><draw:frame draw:style-name="fr2" draw:name="Marco1" text:anchor-type="char" svg:x="-0.192cm" svg:y="0.286cm" fo:min-width="0.041cm" draw:z-index="3"><draw:text-box fo:min-height="0.041cm"><text:p text:style-name="Standard"/></draw:text-box></draw:frame><text:bookmark text:name="_GoBack"/></text:p>
      <text:p text:style-name="P5">Interesa conocer cómo está evolucionando el sector. <text:s/>En concreto habrá que caracterizarlo en cuanto a: tamaño, tasa de crecimiento, tipología de empresas, momento del ciclo de vida del mercado, tipo de competencia, existencia de empresas líderes o de barreras de entrada y cualquier otro dato de interés.</text:p>
      <text:p text:style-name="P5">La mayoría de aspectos los desarrollaremos en los siguientes apartados, por lo cual debe ser simplemente una descripción general o introductoria.</text:p>
      <text:p text:style-name="P5"/>
      <text:p text:style-name="P12">La gestión de un evento, ya de por si engorrosa en la era pre-covid, en la actualidad se complicada, debido a las restricciones sanitarias establecidas por el gobierno debido a la pandemia mundial que estamos viviendo. Mediante el proyecto que nos ocupa, y a través de su plataforma, se conseguirá simplificar al máximo la tramitación para el cierre de una fecha para una actuación, ya sea por parte de un artistas como de un local de eventos artísticos (en un principio música).</text:p>
      <text:p text:style-name="P12">El ámbito donde se va a centrar el proyecto es en el sector artístico, como ya se ha comentado con anterioridad principalmente en músicos y salas de conciertos, pero en un futuro se ampliará para llegar a actores y teatros, sin olvidar a los representantes de artistas y promotoras de eventos.</text:p>
      <text:p text:style-name="P12">Este es un sector que siempre esta en movimiento, aunque siempre es el más afectado en cuanto a crisis económicas – el acudir a este tipo de eventos, es lo primero que se cae de los presupuestos personales de la población “estándar” -, con ello quiero decir que aunque la tasa de crecimiento es más bien lineal,pudiendo sufrir alguna caída, como el resto de mercados, la música siempre ha estado y estará presente en nuestra sociedad.</text:p>
      <text:p text:style-name="P12">Centrándonos en la primera fase del proyecto, el tipo de público al que va dirigido el proyecto son músicos, a quienes por norma, le apasiona su profesión y suelen invertir el dinero del que disponen para satisfacer su necesidad/pasión por “llevar su música a la calle”.</text:p>
      <text:p text:style-name="P12">Primero me gustaría definir varios conceptos que voy a nombrar en este documento:</text:p>
      <text:p text:style-name="P12">Hablamos de Pub, como un establecimiento donde se sirven bebidas alcohólicas y se escucha música, ya sea en directo o no. Estos locales tienen como medio de negocio la consumición, por parte de su clientela, de las bebidas que se sirven en el, pero que disponen de un espacio y del equipo técnico necesario para la realización de conciertos, de los cuales también reciben ingresos, aunque en menor medida por no ser estos su principal linea de negocio.</text:p>
      <text:p text:style-name="P12">Nos referiremos como Sala de conciertos a un local dedicado a la música en vivo, de mayor tamaño que el anterior. <text:s/>Su principal forma de negocio es el alquiler del espacio para la realización de conciertos, ademas de disponer de una o varias zona con servicio de barra donde pueden ofrecer bebidas alcohólicas o no al público del evento.</text:p>
      <text:p text:style-name="P12">Con el término Artista, según la RAE es una persona dotada de la capacidad para crear obras de arte, nosotros vamos a modificar un poco esta definición y vamos a decir que es una persona capaz de crear y/o interpretar obras musicales propias o no, nos referimos tanto a músicos solistas como a grupos musicales o banda.</text:p>
      <text:p text:style-name="P12"><text:soft-page-break/>Referente a Promotoras de conciertos, decimos que puede ser una empresa o un individuo, encargados de organizar giras, conciertos o reclutar grupos para un festival.</text:p>
      <text:p text:style-name="P12">Como Manager o representante, nos referimos a la persona o compañía que representa un artista, y se encarga de mediar por el frente a las promotoras, pubs y/o salas de conciertos.</text:p>
      <text:p text:style-name="P12"/>
      <text:p text:style-name="P12">En cuanto a las salas, podemos distinguir dos grupos</text:p>
      <text:list xml:id="list365158446899051119" text:style-name="L1">
        <text:list-item>
          <text:p text:style-name="P11"><text:span text:style-name="T7">Pequeños locales que, aunque tienen centrada su actividad en el ocio nocturno, disponen de un espacio y del equipo necesario para la realización de conciertos. Este tipo de locales su primera forma de ingresos no son la realización de este de eventos, si no las consumiciones en barra de su clientela. Los conciertos, además de ser parte de su cultura y su forma de vida, pueden ser un reclamo para atraer clientela y aprovechar el público del grupo, que este actuando, para aumentar sus ingresos, en horas en las que tendrían el local “medio vacío”, esta franja sería de 20 a 23/24h. Horario de cena para sus clientes habituales.</text:span></text:p>
          <text:p text:style-name="P11"><text:span text:style-name="T7">Por otro lado el grupo suele cubrir sus gastos (alquiler de la sala, desplazamiento, alojamiento, dietas, etc..) mediante algún acuerdo establecido con el local, ya sea con la totalidad del importe ganado por la venta de entradas al público, un porcentaje de los ingresos por consumiciones del público durante el horario de duración del evento, etc.</text:span></text:p>
        </text:list-item>
        <text:list-item>
          <text:p text:style-name="P11"><text:span text:style-name="T7">Locales que dividen sus ingresos entre la realización de conciertos y el ocio nocturno posterior al evento, éstos suelen cobrar al/los grupos y/o promotores de conciertos una suma mayor, que los pequeños locales/pubs, en concepto de “alquiler de sala”</text:span></text:p>
        </text:list-item>
      </text:list>
      <text:p text:style-name="P10"><text:span text:style-name="T7">Acabo de mencionar el concepto “alquiler de sala”, muy extendido en el ámbito artístico, lo podemos definir que como el importe que se cobra al artista o al promotor del evento</text:span></text:p>
      <text:p text:style-name="P10"><text:span text:style-name="T7"/></text:p>
      <text:p text:style-name="P12"/>
      <text:p text:style-name="P7"/>
      <text:h text:style-name="P13" text:outline-level="1">Análisis de los Clientes</text:h>
      <text:p text:style-name="Standard_20__28_user_29_"/>
      <text:p text:style-name="Standard_20__28_user_29_">Definir el segmento de mercado al que se dirige la empresa, su «<text:span text:style-name="T3">target group</text:span>» y las razones que motivan el consumo<text:span text:style-name="T1">. Te puedes plantear entre otras preguntas:</text:span></text:p>
      <text:list xml:id="list4548355720470470268" text:style-name="WW8Num7">
        <text:list-item>
          <text:p text:style-name="P15">¿Quiénes serán nuestros clientes?</text:p>
        </text:list-item>
        <text:list-item>
          <text:p text:style-name="P15">¿Cuáles son sus necesidades, sus gustos, <text:s/>sus preferencias?</text:p>
        </text:list-item>
        <text:list-item>
          <text:p text:style-name="P15">¿Cuáles son sus <text:s/>hábitos de compra?</text:p>
        </text:list-item>
        <text:list-item>
          <text:p text:style-name="P16"><text:span text:style-name="T5">Datos básicos sobre edad, nacionalidad, lug</text:span><text:span text:style-name="T4">a</text:span><text:span text:style-name="T5">r de residencia, capacidad ecónomica, profesión…</text:span><text:span text:style-name="T4"> (Según cuál sea nuestro producto, <text:s/>nos interesarán unos datos u otros.)</text:span></text:p>
        </text:list-item>
      </text:list>
      <text:p text:style-name="P4"/>
      <text:p text:style-name="Standard_20__28_user_29_">Identificación de quiénes intervienen el proceso de compra: Prescriptores, influenciadores, etc.</text:p>
      <text:p text:style-name="P4"/>
      <text:h text:style-name="Heading_20_1" text:outline-level="1">La demanda</text:h>
      <text:p text:style-name="Standard_20__28_user_29_"/>
      <text:p text:style-name="Standard_20__28_user_29_">Se trata de cuantificar la demanda en términos globales (unidades consumidas y/o cifra de ventas) por nuestro mercado de referencia. Es importante determinar tanto el mercado real como el potencial, la diferencia entre ambas magnitudes nos informa del hueco de mercado disponible. .</text:p>
      <text:p text:style-name="Standard_20__28_user_29_"/>
      <text:p text:style-name="Standard_20__28_user_29_"><text:soft-page-break/>Es posible que no dispongas de toda la información para tu ámbito de actuación geográfica, en ese caso puedes extrapolar los datos obtenidos de ámbitos territoriales más amplios. Siempre es importante conocer qué está sucediendo en el entorno general, que puede estar marcando una tendencia que tarde o temprano nos afectará.</text:p>
      <text:p text:style-name="P4"/>
      <text:p text:style-name="P4">Es importante que expliques cómo estimas la demanda y de dónde sacas los datos. </text:p>
      <text:p text:style-name="Standard_20__28_user_29_"/>
      <text:p text:style-name="Standard_20__28_user_29_"/>
      <text:p text:style-name="Standard_20__28_user_29_"/>
      <text:p text:style-name="Standard_20__28_user_29_"/>
      <text:h text:style-name="Heading_20_1" text:outline-level="1">Proveedores e Intermediarios</text:h>
      <text:p text:style-name="P4"/>
      <text:p text:style-name="Standard_20__28_user_29_">Señala las características más relevantes de estos agentes del mercado para tu negocio<text:span text:style-name="T1">.</text:span></text:p>
      <text:p text:style-name="Standard_20__28_user_29_"><text:span text:style-name="T2">E</text:span><text:span text:style-name="T6">labora</text:span><text:span text:style-name="T2"> </text:span><text:span text:style-name="T6"><text:s/>un listado detallado de </text:span><text:span text:style-name="T2">los mismos y </text:span><text:span text:style-name="T6"><text:s/></text:span><text:span text:style-name="T2">obtén </text:span><text:span text:style-name="T6"><text:s/>información real sobre las características de los mismos</text:span><text:span text:style-name="T2"> s que creas que te puedan interesar más .(Sus precios, descuentos, si aceptan pago aplazado, plazos y forma de entrega ...)</text:span></text:p>
      <text:p text:style-name="P9">También nos puede interesar el tamaño de estas empresas, saber si hay pocos o muchos, si hay mucha o poco competencia entre ellos, ya que esto determina el poder de negociación.</text:p>
      <text:h text:style-name="Heading_20_1" text:outline-level="1">Competencia</text:h>
      <text:p text:style-name="Standard_20__28_user_29_"/>
      <text:p text:style-name="Standard_20__28_user_29_">Identifica tu competencia, est<text:span text:style-name="T1">ú</text:span>di<text:span text:style-name="T1">a</text:span>la para aprender de ella, para identificar sus puntos débiles y superarla. Resume en este apartado la información que puedas localizar sobre tu competencia directa: Nombre, ubicación, servicios prestados, precios, tamaño, ventajas competitivas, debilidades, etc..</text:p>
      <text:p text:style-name="P6">Ten en cuenta no solo a quienes ofrecen un producto o servicio similar al tuyo sino también a quien ofrece productos sustitutivos que cubren la misma necesidad</text:p>
      <text:p text:style-name="Standard_20__28_user_29_"/>
      <text:p text:style-name="Standard_20__28_user_29_"/>
      <text:p text:style-name="Standard_20__28_user_29_"/>
      <text:h text:style-name="Heading_20_1" text:outline-level="1">Referencias al material consultado para la realización del apartado</text:h>
      <text:p text:style-name="Standard_20__28_user_29_"/>
      <text:p text:style-name="Standard_20__28_user_29_">No te olvides de incluir las fuentes de información que has utilizado como notas al final de documento. Si se trata de documentos publicados en Internet, por favor incluye el enlace .</text:p>
      <text:p text:style-name="Standard_20__28_user_29_"/>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1" svg:font-family="'Arial Unicode MS'" style:font-family-generic="swiss"/>
    <style:font-face style:name="Courier New1" svg:font-family="'Courier New'" style:font-family-generic="modern" style:font-pitch="fixed"/>
    <style:font-face style:name="Lucida Grande" svg:font-family="'Lucida Grande'" style:font-pitch="variable"/>
    <style:font-face style:name="OpenSymbol" svg:font-family="OpenSymbo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Times New Roman" fo:font-size="12pt" fo:language="es" fo:country="E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_20__28_user_29_" style:class="list">
      <style:text-properties fo:font-size="12pt"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0pt" fo:language="ru" fo:country="RU" style:letter-kerning="true" style:font-name-asian="Times New Roman" style:font-size-asian="10pt" style:language-asian="zh" style:country-asian="CN" style:font-name-complex="Times New Roman" style:font-size-complex="12pt" style:language-complex="ar" style:country-complex="SA" fo:hyphenate="false" fo:hyphenation-remain-char-count="2" fo:hyphenation-push-char-count="2"/>
    </style:style>
    <style:style style:name="Heading_20_1" style:display-name="Heading 1" style:family="paragraph" style:parent-style-name="Standard_20__28_user_29_" style:next-style-name="Standard_20__28_user_29_" style:default-outline-level="1" style:class="text">
      <style:paragraph-properties fo:margin-top="0.423cm" fo:margin-bottom="0.106cm" fo:keep-with-next="always"/>
      <style:text-properties fo:color="#1f497d" style:font-name="Arial" fo:font-size="16pt" fo:font-weight="bold" style:font-size-asian="16pt" style:font-weight-asian="bold" style:font-name-complex="Arial" style:font-size-complex="16pt" style:font-weight-complex="bold"/>
    </style:style>
    <style:style style:name="Heading_20_2" style:display-name="Heading 2" style:family="paragraph" style:parent-style-name="Standard_20__28_user_29_" style:next-style-name="Standard_20__28_user_29_"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_20__28_user_29_" style:next-style-name="Standard_20__28_user_29_"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_28_user_29_" style:display-name="Heading (user)" style:family="paragraph" style:parent-style-name="Standard_20__28_user_29_" style:next-style-name="Text_20_body_20__28_user_29_">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_20__28_user_29_" style:display-name="Text body (user)" style:family="paragraph" style:parent-style-name="Standard_20__28_user_29_">
      <style:paragraph-properties fo:margin-top="0cm" fo:margin-bottom="0.212cm"/>
    </style:style>
    <style:style style:name="Epígrafe" style:family="paragraph" style:parent-style-name="Standard_20__28_user_29_">
      <style:paragraph-properties fo:margin-top="0.212cm" fo:margin-bottom="0.212cm" text:number-lines="false" text:line-number="0"/>
      <style:text-properties fo:font-size="12pt" fo:font-style="italic" style:font-size-asian="12pt" style:font-style-asian="italic" style:font-style-complex="italic"/>
    </style:style>
    <style:style style:name="Index_20__28_user_29_" style:display-name="Index (user)" style:family="paragraph" style:parent-style-name="Standard_20__28_user_29_">
      <style:paragraph-properties text:number-lines="false" text:line-number="0"/>
      <style:text-properties fo:font-size="12pt" style:font-size-asian="12pt"/>
    </style:style>
    <style:style style:name="Header" style:family="paragraph" style:parent-style-name="Standard_20__28_user_29_" style:class="extra">
      <style:paragraph-properties fo:text-align="end" style:justify-single-word="false"/>
    </style:style>
    <style:style style:name="Footer" style:family="paragraph" style:parent-style-name="Standard_20__28_user_29_" style:class="extra"/>
    <style:style style:name="Sin_20_espaciado" style:display-name="Sin espaciado" style:family="paragraph">
      <style:paragraph-properties fo:line-height="150%" fo:orphans="0" fo:widows="0" fo:hyphenation-ladder-count="no-limit" style:vertical-align="baseline"/>
      <style:text-properties style:use-window-font-color="true" style:font-name="Cambria" fo:font-size="11pt" fo:language="es" fo:country="ES" style:letter-kerning="true" style:font-name-asian="Arial" style:font-size-asian="11pt" style:language-asian="zh" style:country-asian="CN" style:font-name-complex="Times New Roman" style:font-size-complex="11pt" style:language-complex="ar" style:country-complex="SA" fo:hyphenate="false" fo:hyphenation-remain-char-count="2" fo:hyphenation-push-char-count="2"/>
    </style:style>
    <style:style style:name="plan_20_de_20_empresas" style:display-name="plan de empresas" style:family="paragraph" style:parent-style-name="Heading_20_1" style:next-style-name="Standard_20__28_user_29_" style:default-outline-level="" style:list-style-name="">
      <style:text-properties fo:font-size="20pt" style:font-size-asian="20pt"/>
    </style:style>
    <style:style style:name="Footnote_20__28_user_29_" style:display-name="Footnote (user)" style:family="paragraph" style:parent-style-name="Standard_20__28_user_29_"/>
    <style:style style:name="Párrafo_20_de_20_lista" style:display-name="Párrafo de lista" style:family="paragraph" style:parent-style-name="Standard_20__28_user_29_">
      <style:paragraph-properties fo:margin-left="1.27cm" fo:margin-right="0cm" fo:text-indent="0cm" style:auto-text-indent="false"/>
    </style:style>
    <style:style style:name="Estilo1" style:family="paragraph" style:parent-style-name="Standard_20__28_user_29_">
      <style:text-properties fo:color="#1f497d" style:font-name="Arial" fo:font-size="16pt" fo:font-weight="bold" style:font-size-asian="16pt" style:font-weight-asian="bold" style:font-name-complex="Arial" style:font-size-complex="16pt" style:font-weight-complex="bold"/>
    </style:style>
    <style:style style:name="Texto_20_de_20_globo" style:display-name="Texto de globo" style:family="paragraph" style:parent-style-name="Standard_20__28_user_29_">
      <style:text-properties style:font-name="Lucida Grande" fo:font-size="9pt" style:font-size-asian="9pt" style:font-name-complex="Lucida Grande" style:font-size-complex="9pt"/>
    </style:style>
    <style:style style:name="Table_20_Contents_20__28_user_29_" style:display-name="Table Contents (user)" style:family="paragraph" style:parent-style-name="Standard_20__28_user_29_">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Frame_20_contents_20__28_user_29_" style:display-name="Frame contents (user)" style:family="paragraph" style:parent-style-name="Text_20_body_20__28_user_29_"/>
    <style:style style:name="Frame_20_contents" style:display-name="Frame contents" style:family="paragraph" style:parent-style-name="Text_20_body" style:class="extra"/>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imes New Roman" fo:font-size="10pt" style:font-name-asian="Times New Roman" style:font-size-asian="10pt" style:font-name-complex="Times New Roman" style:language-complex="ar" style:country-complex="SA"/>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Fuente_20_de_20_párrafo_20_predeter." style:display-name="Fuente de párrafo predeter." style:family="text"/>
    <style:style style:name="Encabezado_20_Car" style:display-name="Encabezado Car" style:family="text">
      <style:text-properties fo:language="ru" fo:country="RU" style:font-size-complex="12pt"/>
    </style:style>
    <style:style style:name="Pie_20_de_20_página_20_Car" style:display-name="Pie de página Car" style:family="text">
      <style:text-properties fo:font-size="12pt" fo:language="ru" fo:country="RU" style:font-size-asian="12pt" style:font-size-complex="12pt"/>
    </style:style>
    <style:style style:name="Sin_20_espaciado_20_Car" style:display-name="Sin espaciado Car" style:family="text">
      <style:text-properties style:font-name="Cambria" fo:font-size="11pt" fo:language="es" fo:country="ES" style:font-size-asian="11pt" style:font-name-complex="Cambria" style:font-size-complex="11pt" style:language-complex="ar" style:country-complex="SA"/>
    </style:style>
    <style:style style:name="Page_20_Number" style:display-name="Page Number" style:family="text" style:parent-style-name="Fuente_20_de_20_párrafo_20_predeter."/>
    <style:style style:name="Texto_20_nota_20_pie_20_Car" style:display-name="Texto nota pie Car" style:family="text">
      <style:text-properties fo:font-size="12pt" fo:language="ru" fo:country="RU" style:font-size-asian="12pt" style:font-size-complex="12pt"/>
    </style:style>
    <style:style style:name="Footnote_20_Symbol_20__28_user_29_" style:display-name="Footnote Symbol (user)" style:family="text">
      <style:text-properties style:text-position="super 58%"/>
    </style:style>
    <style:style style:name="Internet_20_link_20__28_user_29_" style:display-name="Internet link (user)" style:family="text">
      <style:text-properties fo:color="#0000ff" style:text-underline-style="solid" style:text-underline-width="auto" style:text-underline-color="font-color"/>
    </style:style>
    <style:style style:name="Visited_20_Internet_20_Link_20__28_user_29_" style:display-name="Visited Internet Link (user)" style:family="text">
      <style:text-properties fo:color="#800080" style:text-underline-style="solid" style:text-underline-width="auto" style:text-underline-color="font-color"/>
    </style:style>
    <style:style style:name="Texto_20_de_20_globo_20_Car" style:display-name="Texto de globo Car" style:family="text">
      <style:text-properties style:font-name="Lucida Grande" fo:font-size="9pt" fo:language="ru" fo:country="RU" style:font-size-asian="9pt" style:font-name-complex="Lucida Grande" style:font-size-complex="9pt"/>
    </style:style>
    <style:style style:name="Footnote_20_anchor_20__28_user_29_" style:display-name="Footnote anchor (user)" style:family="text">
      <style:text-properties style:text-position="super 58%"/>
    </style:style>
    <style:style style:name="Bullet_20_Symbols_20__28_user_29_" style:display-name="Bullet Symbols (user)" style:family="text">
      <style:text-properties style:font-name="OpenSymbol" style:font-name-asian="OpenSymbol" style:font-name-complex="OpenSymbol"/>
    </style:style>
    <style:style style:name="Footnote_20_Symbol" style:display-name="Footnote Symbol" style:family="text">
      <style:text-properties style:text-position="super 58%"/>
    </style:style>
    <style:style style:name="Numbering_20_Symbols" style:display-name="Numbering Symbols" style:family="text">
      <style:text-properties style:font-name="Calibri"/>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style:list-level-properties>
      </text:list-level-style-number>
      <text:list-level-style-number text:level="4" text:style-name="WW8Num6z3" style:num-suffix="." style:num-format="1">
        <style:list-level-properties text:list-level-position-and-space-mode="label-alignment">
          <style:list-level-label-alignment text:label-followed-by="listtab"/>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style:list-level-properties>
      </text:list-level-style-number>
      <text:list-level-style-number text:level="7" text:style-name="WW8Num6z6" style:num-suffix="." style:num-format="1">
        <style:list-level-properties text:list-level-position-and-space-mode="label-alignment">
          <style:list-level-label-alignment text:label-followed-by="listtab"/>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482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fo:text-indent="-0.635cm" fo:margin-left="2.752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4.022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292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562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83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9.102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372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6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line-height="115%" fo:text-align="center" style:justify-single-word="false" fo:text-indent="0cm" style:auto-text-indent="false"/>
      <style:text-properties fo:color="#4f81bd" style:font-name="Calibri" fo:language="es" fo:country="ES" style:font-name-complex="Calibri"/>
    </style:style>
    <style:style style:name="MP2" style:family="paragraph" style:parent-style-name="Header">
      <style:paragraph-properties fo:line-height="115%" fo:text-align="center" style:justify-single-word="false"/>
      <style:text-properties style:font-name="Cambria" style:font-name-complex="Cambria"/>
    </style:style>
    <style:style style:name="MT1" style:family="text"/>
    <style:style style:name="Mfr1" style:family="graphic" style:parent-style-name="Frame">
      <style:graphic-properties fo:margin-left="0.319cm" fo:margin-right="0cm" style:wrap="parallel" style:number-wrapped-paragraphs="no-limit" style:vertical-pos="from-top" style:vertical-rel="paragraph" style:horizontal-pos="right" style:horizontal-rel="page-content" fo:background-color="#ffffff" style:background-transparency="100%" fo:padding="0.026cm" fo:border="none">
        <style:background-image/>
      </style:graphic-properties>
    </style:style>
    <style:page-layout style:name="Mpm1">
      <style:page-layout-properties fo:page-width="21.59cm" fo:page-height="27.94cm" style:num-format="1" style:print-orientation="portrait" fo:margin-top="1.27cm" fo:margin-bottom="2.79cm" fo:margin-left="3cm" fo:margin-right="2.33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29cm" fo:margin-left="0cm" fo:margin-right="0cm" fo:margin-bottom="1.131cm" style:dynamic-spacing="true"/>
      </style:header-style>
      <style:footer-style/>
    </style:page-layout>
    <style:page-layout style:name="Mpm2">
      <style:page-layout-properties fo:page-width="21.59cm" fo:page-height="27.94cm" style:num-format="1" style:print-orientation="portrait" fo:margin-top="2.499cm" fo:margin-bottom="2.79cm" fo:margin-left="3cm" fo:margin-right="2.33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Marco2" text:anchor-type="char" svg:y="0.002cm" fo:min-width="0.041cm" draw:z-index="2"><draw:text-box fo:min-height="0.041cm"><text:p text:style-name="Header"><text:span text:style-name="Page_20_Number"><text:page-number text:select-page="current">3</text:page-number></text:span></text:p></draw:text-box></draw:frame>Estudio de mercado </text:p>
        <text:p text:style-name="MP2"/>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opia de Cityscape Business Plan</dc:title>
    <meta:initial-creator>Lourdes Barroso</meta:initial-creator>
    <meta:creation-date>2019-10-28T16:01:00</meta:creation-date>
    <dc:date>2022-01-06T11:23:14.91</dc:date>
    <meta:print-date>2009-07-18T17:58:00</meta:print-date>
    <meta:editing-cycles>6</meta:editing-cycles>
    <meta:editing-duration>PT1H22M25S</meta:editing-duration>
    <meta:generator>OpenOffice/4.1.11$Win32 OpenOffice.org_project/4111m1$Build-9808</meta:generator>
    <meta:document-statistic meta:table-count="0" meta:image-count="0" meta:object-count="0" meta:page-count="3" meta:paragraph-count="44" meta:word-count="1266" meta:character-count="7730"/>
    <meta:user-defined meta:name="Información 1"/>
    <meta:user-defined meta:name="Información 2"/>
    <meta:user-defined meta:name="Información 3"/>
    <meta:user-defined meta:name="Información 4"/>
  </office:meta>
</office:document-meta>
</file>